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54in"/>
    </style:style>
    <style:style style:name="co3" style:family="table-column">
      <style:table-column-properties fo:break-before="auto" style:column-width="1.7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T1" style:family="text">
      <style:text-properties style:font-name="Arial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Channel</text:p>
          </table:table-cell>
          <table:table-cell office:value-type="string">
            <text:p>Quantity</text:p>
          </table:table-cell>
          <table:table-cell office:value-type="string">
            <text:p>Subsystem</text:p>
          </table:table-cell>
          <table:table-cell office:value-type="string">
            <text:p>Compon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RYO O2 P TK1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O2 Tank 1</text:p>
          </table:table-cell>
          <table:table-cell table:style-name="ce1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 O2 HTR1 TK1</text:p>
          </table:table-cell>
          <table:table-cell office:value-type="string">
            <text:p>EPS</text:p>
          </table:table-cell>
          <table:table-cell office:value-type="string">
            <text:p>O2 Tank 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C1 REAC O2</text:p>
          </table:table-cell>
          <table:table-cell office:value-type="string">
            <text:p>EPS</text:p>
          </table:table-cell>
          <table:table-cell office:value-type="string">
            <text:p>Fuel cell 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C VOLT MAIN A</text:p>
          </table:table-cell>
          <table:table-cell office:value-type="string">
            <text:p>EPS</text:p>
          </table:table-cell>
          <table:table-cell office:value-type="string">
            <text:p>Main Bus A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B PRESS</text:p>
          </table:table-cell>
          <table:table-cell office:value-type="string">
            <text:p>ECLSS</text:p>
          </table:table-cell>
          <table:table-cell office:value-type="string">
            <text:p>Cabin pressure sensor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PC1</text:p>
          </table:table-cell>
          <table:table-cell office:value-type="string">
            <text:p>DPS</text:p>
          </table:table-cell>
          <table:table-cell office:value-type="string">
            <text:p>GPC 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CS TK P OX – F</text:p>
          </table:table-cell>
          <table:table-cell office:value-type="string">
            <text:p>RCS</text:p>
          </table:table-cell>
          <table:table-cell office:value-type="string">
            <text:p>Forward Oxidizer tank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MS TK P OX – L</text:p>
          </table:table-cell>
          <table:table-cell office:value-type="string">
            <text:p>OMS</text:p>
          </table:table-cell>
          <table:table-cell office:value-type="string">
            <text:p>Left OMS oxidizer tank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PU 1 EGT</text:p>
          </table:table-cell>
          <table:table-cell office:value-type="string">
            <text:p>APU/HYD</text:p>
          </table:table-cell>
          <table:table-cell office:value-type="string">
            <text:p>APU 1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MPS HE TK P – C</text:p>
          </table:table-cell>
          <table:table-cell table:style-name="ce2" office:value-type="string">
            <text:p>MPS</text:p>
          </table:table-cell>
          <table:table-cell table:style-name="ce2" office:value-type="string">
            <text:p>Center He Tank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CRYO O2 P TK2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O2 Tank 2</text:p>
          </table:table-cell>
          <table:table-cell table:style-name="ce1"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 O2 HTR2 TK1</text:p>
          </table:table-cell>
          <table:table-cell office:value-type="string">
            <text:p>EPS</text:p>
          </table:table-cell>
          <table:table-cell office:value-type="string">
            <text:p>O2 Tank 1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C1 REAC H2</text:p>
          </table:table-cell>
          <table:table-cell office:value-type="string">
            <text:p>EPS</text:p>
          </table:table-cell>
          <table:table-cell office:value-type="string">
            <text:p>Fuel cell 1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C VOLT MAIN B</text:p>
          </table:table-cell>
          <table:table-cell office:value-type="string">
            <text:p>EPS</text:p>
          </table:table-cell>
          <table:table-cell office:value-type="string">
            <text:p>Main Bus B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B O2 FLOW 1</text:p>
          </table:table-cell>
          <table:table-cell office:value-type="string">
            <text:p>ECLSS</text:p>
          </table:table-cell>
          <table:table-cell office:value-type="string">
            <text:p>Cabin O2 inlet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PC2</text:p>
          </table:table-cell>
          <table:table-cell office:value-type="string">
            <text:p>DPS</text:p>
          </table:table-cell>
          <table:table-cell office:value-type="string">
            <text:p>GPC 2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CS TK P FU – F</text:p>
          </table:table-cell>
          <table:table-cell office:value-type="string">
            <text:p>RCS</text:p>
          </table:table-cell>
          <table:table-cell office:value-type="string">
            <text:p>Forward RCS Fuel tank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MS TK P FU – L</text:p>
          </table:table-cell>
          <table:table-cell office:value-type="string">
            <text:p>OMS</text:p>
          </table:table-cell>
          <table:table-cell office:value-type="string">
            <text:p>Left OMS fuel tank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PU 2 EGT</text:p>
          </table:table-cell>
          <table:table-cell office:value-type="string">
            <text:p>APU/HYD</text:p>
          </table:table-cell>
          <table:table-cell office:value-type="string">
            <text:p>APU 2</text:p>
          </table:table-cell>
          <table:table-cell table:number-columns-repeated="1020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MPS HE TK P – L</text:p>
          </table:table-cell>
          <table:table-cell table:style-name="ce2" office:value-type="string">
            <text:p>MPS</text:p>
          </table:table-cell>
          <table:table-cell table:style-name="ce2" office:value-type="string">
            <text:p>Left He tank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CRYO O2 P TK 3/4 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O2 Tank 3&amp;4</text:p>
          </table:table-cell>
          <table:table-cell table:style-name="ce1"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YO O2 HTR1 TK2</text:p>
          </table:table-cell>
          <table:table-cell office:value-type="string">
            <text:p>EPS</text:p>
          </table:table-cell>
          <table:table-cell office:value-type="string">
            <text:p>O2 Tank 2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C2 REAC O2</text:p>
          </table:table-cell>
          <table:table-cell office:value-type="string">
            <text:p>EPS</text:p>
          </table:table-cell>
          <table:table-cell office:value-type="string">
            <text:p>Fuel cell 2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C VOLT MAIN C</text:p>
          </table:table-cell>
          <table:table-cell office:value-type="string">
            <text:p>EPS</text:p>
          </table:table-cell>
          <table:table-cell office:value-type="string">
            <text:p>Main Bus C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B O2 FLOW 2</text:p>
          </table:table-cell>
          <table:table-cell office:value-type="string">
            <text:p>ECLSS</text:p>
          </table:table-cell>
          <table:table-cell office:value-type="string">
            <text:p>Cabin O2 inlet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PC 3</text:p>
          </table:table-cell>
          <table:table-cell office:value-type="string">
            <text:p>DPS</text:p>
          </table:table-cell>
          <table:table-cell office:value-type="string">
            <text:p>GPC 3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CS LEAK/TK P-F</text:p>
          </table:table-cell>
          <table:table-cell office:value-type="string">
            <text:p>RCS</text:p>
          </table:table-cell>
          <table:table-cell office:value-type="string">
            <text:p>Forward RCS Fuel tank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MS ENG – L</text:p>
          </table:table-cell>
          <table:table-cell office:value-type="string">
            <text:p>OMS</text:p>
          </table:table-cell>
          <table:table-cell office:value-type="string">
            <text:p>Left OMS engine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U 3 EGT</text:p>
          </table:table-cell>
          <table:table-cell office:value-type="string">
            <text:p>APU/HYD</text:p>
          </table:table-cell>
          <table:table-cell office:value-type="string">
            <text:p>APU 3</text:p>
          </table:table-cell>
          <table:table-cell table:number-columns-repeated="102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MPS HE TK P – R</text:p>
          </table:table-cell>
          <table:table-cell table:style-name="ce2" office:value-type="string">
            <text:p>MPS</text:p>
          </table:table-cell>
          <table:table-cell table:style-name="ce2" office:value-type="string">
            <text:p>Right Helium Tank</text:p>
          </table:table-cell>
          <table:table-cell table:style-name="ce2"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YO O2 P TK 4/5</text:p>
          </table:table-cell>
          <table:table-cell office:value-type="string">
            <text:p>EPS</text:p>
          </table:table-cell>
          <table:table-cell office:value-type="string">
            <text:p>O2 Tank 4&amp;5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YO O2 HTR2 TK2</text:p>
          </table:table-cell>
          <table:table-cell office:value-type="string">
            <text:p>EPS</text:p>
          </table:table-cell>
          <table:table-cell office:value-type="string">
            <text:p>O2 Tank 2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C2 REAC H2</text:p>
          </table:table-cell>
          <table:table-cell office:value-type="string">
            <text:p>EPS</text:p>
          </table:table-cell>
          <table:table-cell office:value-type="string">
            <text:p>Fuel cell 2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C1 VOLT</text:p>
          </table:table-cell>
          <table:table-cell office:value-type="string">
            <text:p>EPS</text:p>
          </table:table-cell>
          <table:table-cell office:value-type="string">
            <text:p>AC Bus 1 (all phases)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B PPO2 A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PC 4</text:p>
          </table:table-cell>
          <table:table-cell office:value-type="string">
            <text:p>DPS</text:p>
          </table:table-cell>
          <table:table-cell office:value-type="string">
            <text:p>GPC 4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CS TK P OX – L</text:p>
          </table:table-cell>
          <table:table-cell office:value-type="string">
            <text:p>RCS</text:p>
          </table:table-cell>
          <table:table-cell office:value-type="string">
            <text:p>Left RCS Oxidizer Tank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MS TK P OX – R</text:p>
          </table:table-cell>
          <table:table-cell office:value-type="string">
            <text:p>OMS</text:p>
          </table:table-cell>
          <table:table-cell office:value-type="string">
            <text:p>Right OMS Oxidizer Tank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U 1 OIL T</text:p>
          </table:table-cell>
          <table:table-cell office:value-type="string">
            <text:p>APU/HYD</text:p>
          </table:table-cell>
          <table:table-cell office:value-type="string">
            <text:p>APU 1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PS HE REG P – C</text:p>
          </table:table-cell>
          <table:table-cell office:value-type="string">
            <text:p>MPS</text:p>
          </table:table-cell>
          <table:table-cell office:value-type="string">
            <text:p>Center He regulator</text:p>
          </table:table-cell>
          <table:table-cell table:number-columns-repeated="1020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number-columns-repeated="102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YO O2 HTR1 TK3</text:p>
          </table:table-cell>
          <table:table-cell office:value-type="string">
            <text:p>EPS</text:p>
          </table:table-cell>
          <table:table-cell office:value-type="string">
            <text:p>O2 Tank 3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C3 REAC O2</text:p>
          </table:table-cell>
          <table:table-cell office:value-type="string">
            <text:p>EPS</text:p>
          </table:table-cell>
          <table:table-cell office:value-type="string">
            <text:p>Fuel cell 3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C2 VOLT</text:p>
          </table:table-cell>
          <table:table-cell office:value-type="string">
            <text:p>EPS</text:p>
          </table:table-cell>
          <table:table-cell office:value-type="string">
            <text:p>AC Bus 2 (all phases)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AB O2 PPO2 B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PC 5</text:p>
          </table:table-cell>
          <table:table-cell office:value-type="string">
            <text:p>DPS</text:p>
          </table:table-cell>
          <table:table-cell office:value-type="string">
            <text:p>GPC 5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CS TK P FU – L</text:p>
          </table:table-cell>
          <table:table-cell office:value-type="string">
            <text:p>RCS</text:p>
          </table:table-cell>
          <table:table-cell office:value-type="string">
            <text:p>Left RCS Fuel tank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MS TK P FU – R</text:p>
          </table:table-cell>
          <table:table-cell office:value-type="string">
            <text:p>OMS</text:p>
          </table:table-cell>
          <table:table-cell office:value-type="string">
            <text:p>Right OMS Fuel Tank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PU 2 OIL T</text:p>
          </table:table-cell>
          <table:table-cell office:value-type="string">
            <text:p>APU/HYD</text:p>
          </table:table-cell>
          <table:table-cell office:value-type="string">
            <text:p>APU 2</text:p>
          </table:table-cell>
          <table:table-cell table:number-columns-repeated="1020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MPS HE REG P – L</text:p>
          </table:table-cell>
          <table:table-cell table:style-name="ce2" office:value-type="string">
            <text:p>MPS</text:p>
          </table:table-cell>
          <table:table-cell table:style-name="ce2" office:value-type="string">
            <text:p>Left He Regulator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CRYO H2 P TK1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H2 Tank 1</text:p>
          </table:table-cell>
          <table:table-cell table:style-name="ce1"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RYO O2 HTR2 TK3</text:p>
          </table:table-cell>
          <table:table-cell office:value-type="string">
            <text:p>EPS</text:p>
          </table:table-cell>
          <table:table-cell office:value-type="string">
            <text:p>O2 Tank 3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C3 REAC H2</text:p>
          </table:table-cell>
          <table:table-cell office:value-type="string">
            <text:p>EPS</text:p>
          </table:table-cell>
          <table:table-cell office:value-type="string">
            <text:p>Fuel cell 3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C3 VOLT</text:p>
          </table:table-cell>
          <table:table-cell office:value-type="string">
            <text:p>EPS</text:p>
          </table:table-cell>
          <table:table-cell office:value-type="string">
            <text:p>AC Bus 3 (all phases)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AB N2 FLOW 1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table:number-columns-repeated="102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CS LEAK/TK P – L</text:p>
          </table:table-cell>
          <table:table-cell office:value-type="string">
            <text:p>RCS</text:p>
          </table:table-cell>
          <table:table-cell office:value-type="string">
            <text:p>Left RCS Fuel tank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MS ENG – R</text:p>
          </table:table-cell>
          <table:table-cell office:value-type="string">
            <text:p>OMS</text:p>
          </table:table-cell>
          <table:table-cell office:value-type="string">
            <text:p>Right OMS engine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PU 3 OIL T</text:p>
          </table:table-cell>
          <table:table-cell office:value-type="string">
            <text:p>APU/HYD</text:p>
          </table:table-cell>
          <table:table-cell office:value-type="string">
            <text:p>APU 3</text:p>
          </table:table-cell>
          <table:table-cell table:number-columns-repeated="1020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MPS HE REG P – R</text:p>
          </table:table-cell>
          <table:table-cell table:style-name="ce2" office:value-type="string">
            <text:p>MPS</text:p>
          </table:table-cell>
          <table:table-cell table:style-name="ce2" office:value-type="string">
            <text:p>Right Helium Regulator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string">
            <text:p>CRYO H2 P TK2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H2 Tank 2</text:p>
          </table:table-cell>
          <table:table-cell table:style-name="ce1"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RYO O2 HTR1 TK4</text:p>
          </table:table-cell>
          <table:table-cell office:value-type="string">
            <text:p>EPS</text:p>
          </table:table-cell>
          <table:table-cell office:value-type="string">
            <text:p>O2 Tank 4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C1 STACK T</text:p>
          </table:table-cell>
          <table:table-cell office:value-type="string">
            <text:p>EPS</text:p>
          </table:table-cell>
          <table:table-cell office:value-type="string">
            <text:p>Fuel cell 1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C1 OVLD</text:p>
          </table:table-cell>
          <table:table-cell office:value-type="string">
            <text:p>EPS</text:p>
          </table:table-cell>
          <table:table-cell office:value-type="string">
            <text:p>AC Bus 1 (all phases)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B N2 FLOW 2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table:number-columns-repeated="102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RCS TK P OX – R</text:p>
          </table:table-cell>
          <table:table-cell office:value-type="string">
            <text:p>RCS</text:p>
          </table:table-cell>
          <table:table-cell office:value-type="string">
            <text:p>Right RCS Oxidizer Tank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MS TVC</text:p>
          </table:table-cell>
          <table:table-cell office:value-type="string">
            <text:p>OMS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PU 1 OVERSPEED</text:p>
          </table:table-cell>
          <table:table-cell office:value-type="string">
            <text:p>APU/HYD</text:p>
          </table:table-cell>
          <table:table-cell office:value-type="string">
            <text:p>APU 1</text:p>
          </table:table-cell>
          <table:table-cell table:number-columns-repeated="1020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MPS MANF P LO2</text:p>
          </table:table-cell>
          <table:table-cell table:style-name="ce2" office:value-type="string">
            <text:p>MPS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string">
            <text:p>CRYO H2 P TK3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H2 Tank 3</text:p>
          </table:table-cell>
          <table:table-cell table:style-name="ce1"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YO O2 HTR2 TK4</text:p>
          </table:table-cell>
          <table:table-cell office:value-type="string">
            <text:p>EPS</text:p>
          </table:table-cell>
          <table:table-cell office:value-type="string">
            <text:p>O2 Tank 4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C2 STACK T</text:p>
          </table:table-cell>
          <table:table-cell office:value-type="string">
            <text:p>EPS</text:p>
          </table:table-cell>
          <table:table-cell office:value-type="string">
            <text:p>Fuel cell 2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C2 OVLD</text:p>
          </table:table-cell>
          <table:table-cell office:value-type="string">
            <text:p>EPS</text:p>
          </table:table-cell>
          <table:table-cell office:value-type="string">
            <text:p>AC Bus 2 (all phases)</text:p>
          </table:table-cell>
          <table:table-cell table:number-columns-repeated="1020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CAP FAN <text:span text:style-name="T1">Δ</text:span>P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table:number-columns-repeated="102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CS TK P FU – R</text:p>
          </table:table-cell>
          <table:table-cell office:value-type="string">
            <text:p>RCS</text:p>
          </table:table-cell>
          <table:table-cell office:value-type="string">
            <text:p>Right RCS Fuel Tank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table:number-columns-repeated="102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PU 2 OVERSPEED</text:p>
          </table:table-cell>
          <table:table-cell office:value-type="string">
            <text:p>APU/HYD</text:p>
          </table:table-cell>
          <table:table-cell office:value-type="string">
            <text:p>APU 2</text:p>
          </table:table-cell>
          <table:table-cell table:number-columns-repeated="1020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MPS MANF P LH2</text:p>
          </table:table-cell>
          <table:table-cell table:style-name="ce2" office:value-type="string">
            <text:p>MPS</text:p>
          </table:table-cell>
          <table:table-cell table:style-name="ce2" table:number-columns-repeated="1021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CRYO H2 P TK 4/5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H2 Tank 4&amp;5</text:p>
          </table:table-cell>
          <table:table-cell table:style-name="ce1" table:number-columns-repeated="1020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C3 STACK T</text:p>
          </table:table-cell>
          <table:table-cell office:value-type="string">
            <text:p>EPS</text:p>
          </table:table-cell>
          <table:table-cell office:value-type="string">
            <text:p>Fuel cell 3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C3 OVLD</text:p>
          </table:table-cell>
          <table:table-cell office:value-type="string">
            <text:p>EPS</text:p>
          </table:table-cell>
          <table:table-cell office:value-type="string">
            <text:p>AC Bus 3 (all phases)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V BAY 1 TEMP</text:p>
          </table:table-cell>
          <table:table-cell office:value-type="string">
            <text:p>ECLSS</text:p>
          </table:table-cell>
          <table:table-cell office:value-type="string">
            <text:p>Avionic Bay 1</text:p>
          </table:table-cell>
          <table:table-cell table:number-columns-repeated="1020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CS LEAK/TK P – R</text:p>
          </table:table-cell>
          <table:table-cell office:value-type="string">
            <text:p>RCS</text:p>
          </table:table-cell>
          <table:table-cell office:value-type="string">
            <text:p>Right RCS Fuel Tank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number-columns-repeated="102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PU 3 OVERSPEED</text:p>
          </table:table-cell>
          <table:table-cell office:value-type="string">
            <text:p>APU/HYD</text:p>
          </table:table-cell>
          <table:table-cell office:value-type="string">
            <text:p>APU 3</text:p>
          </table:table-cell>
          <table:table-cell table:number-columns-repeated="102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table:number-columns-repeated="1023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table:number-columns-repeated="102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DTA</text:p>
          </table:table-cell>
          <table:table-cell office:value-type="string">
            <text:p>GNC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C1 COOL PUMP</text:p>
          </table:table-cell>
          <table:table-cell office:value-type="string">
            <text:p>EPS</text:p>
          </table:table-cell>
          <table:table-cell office:value-type="string">
            <text:p>Fuel cell 1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GA/AA</text:p>
          </table:table-cell>
          <table:table-cell office:value-type="string">
            <text:p>GNC</text:p>
          </table:table-cell>
          <table:table-cell table:number-columns-repeated="1021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V BAY 2 TEMP</text:p>
          </table:table-cell>
          <table:table-cell office:value-type="string">
            <text:p>ECLSS</text:p>
          </table:table-cell>
          <table:table-cell office:value-type="string">
            <text:p>Avionic Bay 2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L WARNING</text:p>
          </table:table-cell>
          <table:table-cell office:value-type="string">
            <text:p>PL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RCS JET</text:p>
          </table:table-cell>
          <table:table-cell office:value-type="string">
            <text:p>RCS</text:p>
          </table:table-cell>
          <table:table-cell table:number-columns-repeated="1021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L CAUTION</text:p>
          </table:table-cell>
          <table:table-cell office:value-type="string">
            <text:p>PL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PU 1 UNDERSPEED</text:p>
          </table:table-cell>
          <table:table-cell office:value-type="string">
            <text:p>APU/HYD</text:p>
          </table:table-cell>
          <table:table-cell office:value-type="string">
            <text:p>APU 1</text:p>
          </table:table-cell>
          <table:table-cell table:number-columns-repeated="1020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string">
            <text:p>HYD 1 P</text:p>
          </table:table-cell>
          <table:table-cell table:style-name="ce2" office:value-type="string">
            <text:p>APU/HYD</text:p>
          </table:table-cell>
          <table:table-cell table:style-name="ce2" office:value-type="string">
            <text:p>Hydraulic System 1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L RHC</text:p>
          </table:table-cell>
          <table:table-cell table:style-name="ce1" office:value-type="string">
            <text:p>GNC</text:p>
          </table:table-cell>
          <table:table-cell table:style-name="ce1" office:value-type="string">
            <text:p>Left RHC</text:p>
          </table:table-cell>
          <table:table-cell table:style-name="ce1"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CS SATURATION</text:p>
          </table:table-cell>
          <table:table-cell office:value-type="string">
            <text:p>GNC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C2 COOL PUMP</text:p>
          </table:table-cell>
          <table:table-cell office:value-type="string">
            <text:p>EPS</text:p>
          </table:table-cell>
          <table:table-cell office:value-type="string">
            <text:p>Fuel cell 2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IMU</text:p>
          </table:table-cell>
          <table:table-cell office:value-type="string">
            <text:p>GNC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V BAY 3 TEMP</text:p>
          </table:table-cell>
          <table:table-cell office:value-type="string">
            <text:p>ECLSS</text:p>
          </table:table-cell>
          <table:table-cell office:value-type="string">
            <text:p>Avionic Bay 3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H2O LOOP 1 PUMP OUT P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FREON LOOP 1 FREON FLOW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REON LOOP 1 EVAP OUT T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PU 2 UNDERSPEED</text:p>
          </table:table-cell>
          <table:table-cell office:value-type="string">
            <text:p>APU/HYD</text:p>
          </table:table-cell>
          <table:table-cell office:value-type="string">
            <text:p>APU 2</text:p>
          </table:table-cell>
          <table:table-cell table:number-columns-repeated="1020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office:value-type="string">
            <text:p>HYD 2 P</text:p>
          </table:table-cell>
          <table:table-cell table:style-name="ce2" office:value-type="string">
            <text:p>APU/HYD</text:p>
          </table:table-cell>
          <table:table-cell table:style-name="ce2" office:value-type="string">
            <text:p>Hydraulic System 2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string">
            <text:p>R/AFT RHC</text:p>
          </table:table-cell>
          <table:table-cell table:style-name="ce1" office:value-type="string">
            <text:p>GNC</text:p>
          </table:table-cell>
          <table:table-cell table:style-name="ce1" office:value-type="string">
            <text:p>Right/Aft RHC</text:p>
          </table:table-cell>
          <table:table-cell table:style-name="ce1" table:number-columns-repeated="102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CS CH BYPASS</text:p>
          </table:table-cell>
          <table:table-cell office:value-type="string">
            <text:p>GNC</text:p>
          </table:table-cell>
          <table:table-cell table:number-columns-repeated="1021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C3 COOL PUMP</text:p>
          </table:table-cell>
          <table:table-cell office:value-type="string">
            <text:p>EPS</text:p>
          </table:table-cell>
          <table:table-cell office:value-type="string">
            <text:p>Fuel cell 3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AB HX OUT T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H2O LOOP 2 PUMP P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REON LOOP 2 FREON FLOW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REON LOOP 2 EVAP OUT T</text:p>
          </table:table-cell>
          <table:table-cell office:value-type="string">
            <text:p>ECLSS</text:p>
          </table:table-cell>
          <table:table-cell table:number-columns-repeated="1021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PU 3 UNDERSPEED</text:p>
          </table:table-cell>
          <table:table-cell office:value-type="string">
            <text:p>APU/HYD</text:p>
          </table:table-cell>
          <table:table-cell office:value-type="string">
            <text:p>APU 3</text:p>
          </table:table-cell>
          <table:table-cell table:number-columns-repeated="1020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2" office:value-type="string">
            <text:p>HYD 3 P</text:p>
          </table:table-cell>
          <table:table-cell table:style-name="ce2" office:value-type="string">
            <text:p>APU/HYD</text:p>
          </table:table-cell>
          <table:table-cell table:style-name="ce2" office:value-type="string">
            <text:p>Hydraulic System 3</text:p>
          </table:table-cell>
          <table:table-cell table:style-name="ce2" table:number-columns-repeated="10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1">01/31/2009</text:date>, <text:time>21:54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nnis Krenz</meta:initial-creator>
    <meta:creation-date>2009-01-31T20:51:37.89</meta:creation-date>
    <dc:date>2009-01-31T21:54:33.98</dc:date>
    <dc:creator>Dennis Krenz</dc:creator>
    <meta:editing-duration>PT00H00M52S</meta:editing-duration>
    <meta:editing-cycles>1</meta:editing-cycles>
    <meta:document-statistic meta:table-count="3" meta:cell-count="428" meta:object-count="0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